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Type.getFormal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ype.getFormalTypeParameters( boolean namesOnl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ptType.getFormal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ype.get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ype.getFormalType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ype.getFormal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ype.isPrivateMethod( MethodDeclaration 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tType.get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ype.getBoundsStr( TypeParameterDeclaration tpDe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ptType.getPack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tType.setDeclaration( TypeDeclaration type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Type.getShor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